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LocaleConverter.parse( Object value , String patter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LocaleConverter.String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String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LocaleConverter.getDecimalFormat( Locale locale ,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